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Normal" style:family="paragraph">
      <style:paragraph-properties style:vertical-align="auto" fo:margin-bottom="0in" fo:line-height="100%"/>
      <style:text-properties fo:hyphenate="false"/>
    </style:style>
    <style:style style:name="T4" style:parent-style-name="Hyperlink" style:family="text">
      <style:text-properties style:font-name-asian="Times New Roman" style:font-name-complex="Calibri" style:language-asian="en" style:country-asian="GB"/>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paragraph-properties style:vertical-align="auto" fo:margin-bottom="0in" fo:line-height="100%"/>
      <style:text-properties fo:hyphenate="false"/>
    </style:style>
    <style:style style:name="T8" style:parent-style-name="Hyperlink" style:family="text">
      <style:text-properties style:font-name-asian="Times New Roman" style:font-name-complex="Calibri" style:language-asian="en" style:country-asian="GB"/>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paragraph-properties style:vertical-align="auto" fo:margin-bottom="0in" fo:line-height="100%"/>
      <style:text-properties fo:hyphenate="false"/>
    </style:style>
    <style:style style:name="T21" style:parent-style-name="Hyperlink" style:family="text">
      <style:text-properties style:font-name-asian="Times New Roman" style:font-name-complex="Calibri" style:language-asian="en" style:country-asian="GB"/>
    </style:style>
    <style:style style:name="P22" style:parent-style-name="Normal" style:family="paragraph">
      <style:paragraph-properties style:vertical-align="auto" fo:margin-bottom="0in" fo:line-height="100%"/>
      <style:text-properties style:font-name-asian="Times New Roman" style:font-name-complex="Calibri" fo:color="#000000" style:language-asian="en" style:country-asian="GB" fo:hyphenate="false"/>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Hyperlink"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Hyperlink"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Hyperlink"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Hyperlink" style:family="text">
      <style:text-properties fo:font-weight="bold" style:font-weight-asian="bold" style:font-weight-complex="bold"/>
    </style:style>
  </office:automatic-styles>
  <office:body>
    <office:text text:use-soft-page-breaks="true">
      <text:p text:style-name="P1">Exploring the Global Market for Left-Handed Outswing Front Entrance Doors in a Post-COVID Era</text:p>
      <text:p text:style-name="Normal">The global market for left-handed outswing front entrance doors is experiencing a wave of transformation in the post-COVID landscape. With shifting consumer preferences, heightened attention to home aesthetics, and increased demand for customizable housing solutions, this niche yet essential segment is gaining momentum across residential and commercial sectors.</text:p>
      <text:p text:style-name="Normal"><text:span text:style-name="T2">Request Sample Report PDF (including TOC, Graphs &amp; Tables):</text:span></text:p>
      <text:p text:style-name="P3"><text:a xlink:href="https://www.statsandresearch.com/request-sample/35180-covid-version-global-left-handed-outswing-front-entrance-doors-market" office:target-frame-name="_top" xlink:show="replace"><text:span text:style-name="T4">https://www.statsandresearch.com/request-sample/35180-covid-version-global-left-handed-outswing-front-entrance-doors-market</text:span></text:a></text:p>
      <text:p text:style-name="P5">Market Overview</text:p>
      <text:p text:style-name="Normal">Left-handed outswing doors, which open outward from the left side, are increasingly being recognized for their space-saving benefits and improved safety in emergencies. While traditionally more common in commercial buildings or emergency exits, their application in residential architecture is rising, especially in regions where building codes or climate conditions make outswing doors favorable.</text:p>
      <text:p text:style-name="P6">Get up to 30% Discount:</text:p>
      <text:p text:style-name="P7"><text:a xlink:href="https://www.statsandresearch.com/check-discount/35180-covid-version-global-left-handed-outswing-front-entrance-doors-market" office:target-frame-name="_top" xlink:show="replace"><text:span text:style-name="T8">https://www.statsandresearch.com/check-discount/35180-covid-version-global-left-handed-outswing-front-entrance-doors-market</text:span></text:a></text:p>
      <text:p text:style-name="P9">Impact of COVID-19</text:p>
      <text:p text:style-name="Normal">The pandemic redefined the way people perceive their living spaces. With more time spent at home, homeowners and builders began prioritizing functionality, ventilation, and safety. Outswing doors, which provide tighter seals and better protection against high winds, gained popularity, especially in coastal and hurricane-prone areas. Additionally, supply chain disruptions and construction halts temporarily slowed market growth, but the rebound post-COVID has been strong.</text:p>
      <text:p text:style-name="P10">Regional Insights</text:p>
      <text:list text:style-name="LFO1" text:continue-numbering="true">
        <text:list-item>
          <text:p text:style-name="P11"><text:span text:style-name="T12">North America</text:span><text:s/>is seeing steady growth, driven by high-end home renovations and smart home integration.</text:p>
        </text:list-item>
        <text:list-item>
          <text:p text:style-name="P13"><text:span text:style-name="T14">Europe</text:span><text:s/>continues to prioritize energy-efficient and eco-friendly doors, with design customization a top trend.</text:p>
        </text:list-item>
        <text:list-item>
          <text:p text:style-name="P15"><text:span text:style-name="T16">Asia-Pacific</text:span><text:s/>is emerging as a key market, supported by urbanization, real estate expansion, and rising middle-class income levels.</text:p>
        </text:list-item>
      </text:list>
      <text:p text:style-name="P17">Material &amp; Design Trends</text:p>
      <text:p text:style-name="Normal">From fiberglass and steel to solid wood options, manufacturers are focusing on offering diverse materials to meet both durability and design needs. Sleek, minimalist styles are trending, along with smart security features like digital locks, facial recognition, and integrated cameras.</text:p>
      <text:p text:style-name="P18">Future Outlook</text:p>
      <text:p text:style-name="Normal">The global left-handed outswing front entrance doors market is poised for healthy growth over the next five years. With an emphasis on safety, energy efficiency, and modern design, the market is expected to evolve with tech-driven innovations and sustainable solutions.</text:p>
      <text:p text:style-name="P19">Purchase Exclusive Report:</text:p>
      <text:p text:style-name="P20"><text:a xlink:href="https://www.statsandresearch.com/enquire-before/35180-covid-version-global-left-handed-outswing-front-entrance-doors-market" office:target-frame-name="_top" xlink:show="replace"><text:span text:style-name="T21">https://www.statsandresearch.com/enquire-before/35180-covid-version-global-left-handed-outswing-front-entrance-doors-market</text:span></text:a></text:p>
      <text:p text:style-name="P22"/>
      <text:p text:style-name="Normal"><text:span text:style-name="T23">Our Services:</text:span></text:p>
      <text:p text:style-name="Normal"><text:span text:style-name="T24">On-Demand Reports:<text:s/></text:span><text:a xlink:href="https://www.statsandresearch.com/on-demand-reports" office:target-frame-name="_top" xlink:show="replace"><text:span text:style-name="T25">https://www.statsandresearch.com/on-demand-reports</text:span></text:a></text:p>
      <text:p text:style-name="Normal"><text:span text:style-name="T26">Subscription Plans:<text:s/></text:span><text:a xlink:href="https://www.statsandresearch.com/subscription-plans" office:target-frame-name="_top" xlink:show="replace"><text:span text:style-name="T27">https://www.statsandresearch.com/subscription-plans</text:span></text:a></text:p>
      <text:p text:style-name="Normal"><text:span text:style-name="T28">Consulting Services:<text:s/></text:span><text:a xlink:href="https://www.statsandresearch.com/consulting-services" office:target-frame-name="_top" xlink:show="replace"><text:span text:style-name="T29">https://www.statsandresearch.com/consulting-services</text:span></text:a><text:span text:style-name="T30"> </text:span></text:p>
      <text:p text:style-name="Normal"><text:span text:style-name="T31">Contact Us:</text:span></text:p>
      <text:p text:style-name="Normal"><text:span text:style-name="T32">Stats and Research</text:span></text:p>
      <text:p text:style-name="Normal"><text:span text:style-name="T33">Email:sales@statsandresearch.com </text:span></text:p>
      <text:p text:style-name="Normal"><text:span text:style-name="T34">Phone: +91 8530698844</text:span></text:p>
      <text:p text:style-name="Normal"><text:span text:style-name="T35">Website:<text:s/></text:span><text:a xlink:href="https://www.statsandresearch.com/" office:target-frame-name="_top" xlink:show="replace"><text:span text:style-name="T36">https://www.statsandresearch.com</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style:vertical-align="baseline" fo:line-height="106%"/>
      <style:text-properties style:font-name="Calibri" style:font-name-asian="Calibri"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eta:initial-creator>
    <dc:creator>A</dc:creator>
    <meta:creation-date>2025-04-04T11:16:00Z</meta:creation-date>
    <dc:date>2025-04-04T11:19:00Z</dc:date>
    <meta:template xlink:href="Normal.dotm" xlink:type="simple"/>
    <meta:editing-cycles>1</meta:editing-cycles>
    <meta:editing-duration>PT120S</meta:editing-duration>
    <meta:document-statistic meta:page-count="2" meta:paragraph-count="7" meta:word-count="573" meta:character-count="3838" meta:row-count="27" meta:non-whitespace-character-count="3272"/>
  </office:meta>
</office:document-meta>
</file>